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list-style-name="L1">
      <style:text-properties fo:font-size="18pt" fo:font-style="italic" style:font-size-asian="18pt" style:font-style-asian="italic" style:font-size-complex="18pt" style:font-style-complex="italic"/>
    </style:style>
    <style:style style:name="P4" style:family="paragraph" style:parent-style-name="Standard" style:list-style-name="L1">
      <style:text-properties fo:font-size="18pt" style:text-underline-style="solid" style:text-underline-width="auto" style:text-underline-color="font-color" style:font-size-asian="18pt" style:font-size-complex="18pt"/>
    </style:style>
    <style:style style:name="P5"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normal" style:text-underline-style="solid" style:text-underline-width="auto" style:text-underline-color="font-color" style:font-size-asian="18pt" style:font-style-asian="normal" style:font-size-complex="18pt" style:font-style-complex="normal"/>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rrollo:</text:p>
      <text:p text:style-name="P1"/>
      <text:p text:style-name="P1"><text:tab/>El desarrollo del trabajo se realizó en forma gradual, separando en cada ejercicio propuesto: Segmentación inicial, Paginación, Interrupciones y Manejo de Tareas. También se apoyó fuertemente sobre los archivos dados por la cátedra, que definían la estructura general del sistema, las dos tareas ya implementadas, macros y un archivo adicional para habilitar la Gate A20, necesaria para el correcto funcionamiento del trabajo.</text:p>
      <text:p text:style-name="P1"/>
      <text:p text:style-name="P1"><text:tab/></text:p>
      <text:p text:style-name="P1"><text:tab/>El archivo principal, que contiene la lógica más relevante del sistema, es el <text:span text:style-name="T1">kernel.asm</text:span>. Éste importará y usará los siguientes archivos:</text:p>
      <text:p text:style-name="P1"/>
      <text:list xml:id="list1381141762" text:style-name="L1">
        <text:list-item>
          <text:p text:style-name="P4">Segmentación y <text:span text:style-name="T4">Paginación</text:span>:</text:p>
          <text:list>
            <text:list-item>
              <text:p text:style-name="P3">gdt.c</text:p>
            </text:list-item>
            <text:list-item>
              <text:p text:style-name="P3">gdt.h </text:p>
            </text:list-item>
          </text:list>
        </text:list-item>
      </text:list>
      <text:p text:style-name="Standard"><text:span text:style-name="T2"/></text:p>
      <text:list xml:id="list1417727548" text:continue-numbering="true" text:style-name="L1">
        <text:list-item>
          <text:p text:style-name="P5"><text:span text:style-name="T3">Interrupciones</text:span><text:span text:style-name="T2">:</text:span></text:p>
          <text:list>
            <text:list-item>
              <text:p text:style-name="P5"><text:span text:style-name="T2">idt.c</text:span></text:p>
            </text:list-item>
            <text:list-item>
              <text:p text:style-name="P5"><text:span text:style-name="T2">idt.h</text:span></text:p>
            </text:list-item>
            <text:list-item>
              <text:p text:style-name="P5"><text:span text:style-name="T2">isr.asm</text:span></text:p>
            </text:list-item>
            <text:list-item>
              <text:p text:style-name="P5"><text:span text:style-name="T2">isr.h</text:span></text:p>
            </text:list-item>
          </text:list>
        </text:list-item>
        <text:list-item>
          <text:p text:style-name="P3"><text:span text:style-name="T5">Tareas</text:span>:</text:p>
          <text:list>
            <text:list-item>
              <text:p text:style-name="P3">tss.c</text:p>
            </text:list-item>
            <text:list-item>
              <text:p text:style-name="P3">tss.h</text:p>
            </text:list-item>
            <text:list-item>
              <text:p text:style-name="P3">pintor.tsk</text:p>
            </text:list-item>
            <text:list-item>
              <text:p text:style-name="P3">traductor.tsk</text:p>
            </text:list-item>
          </text:list>
        </text:list-item>
      </text:list>
      <text:p text:style-name="P2"/>
      <text:p text:style-name="P2"/>
      <text:p text:style-name="P1"><text:tab/></text:p>
      <text:p text:style-name="P1"/>
      <text:p text:style-name="P1"/>
      <text:p text:style-name="P1"><text:soft-page-break/><text:tab/><text:tab/>Se crearon segmentos de código y datos de 4GB de tamaño, y se mapeo la memoria de vídeo. Luego se creó toda la paginación como fue definida en el enunciado del trabajo práctico. El manejo de interrupciones se basa en mostrar un mensaje cuando ocurre una excepción, indicando de que excepción se trata, y detener el proceso del sistema (que en realidad lo que se hace es saltar a un bucle infinito). </text:p>
      <text:p text:style-name="P1"/>
      <text:p text:style-name="P1"/>
      <text:p text:style-name="P1"><text:tab/>Después son agregadas mas entradas en la tabla de descriptores globales (GDT) para manejar el switching y ejecución de las tareas dadas, y se definen las TSS cuyo propósito es guardar el estado de ejecución de cada tarea. </text:p>
      <text:p text:style-name="P1"/>
      <text:p text:style-name="P1"><text:tab/></text:p>
      <text:p text:style-name="P1"><text:tab/></text:p>
      <text:p text:style-name="P1"><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ert </meta:initial-creator>
    <meta:creation-date>2009-11-25T15:51:50</meta:creation-date>
    <meta:generator>OpenOffice.org/3.1$Linux OpenOffice.org_project/310m19$Build-9420</meta:generator>
    <dc:date>2009-11-25T16:44:05</dc:date>
    <dc:creator>wert </dc:creator>
    <meta:editing-duration>PT00H49M24S</meta:editing-duration>
    <meta:editing-cycles>11</meta:editing-cycles>
    <meta:document-statistic meta:table-count="0" meta:image-count="0" meta:object-count="0" meta:page-count="2" meta:paragraph-count="24" meta:word-count="222" meta:character-count="1333"/>
  </office:meta>
</office:document-meta>
</file>